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fixed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64c0" officeooo:paragraph-rsid="001364c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so:</text:p>
      <text:p text:style-name="P1">Modulo detección (un poco inestable)</text:p>
      <text:p text:style-name="P1">Módulo posición (por lo anterior varía un poco en cada frame)</text:p>
      <text:p text:style-name="P1">Módulo conexión objeto blender con python </text:p>
      <text:p text:style-name="P1">Módulo</text:p>
      <text:p text:style-name="P1"/>
      <text:p text:style-name="P1">Apliqué threshold ajustable para diferenciar el objeto cercano del fondo</text:p>
      <text:p text:style-name="P1">Luego contornos, me da las coordenadas</text:p>
      <text:p text:style-name="P1">Luego promedio los puntos de las coordenas, y me da el centro de la figura.</text:p>
      <text:p text:style-name="P1"/>
      <text:p text:style-name="P1">Primer problemática: es un poco inestable, varia un poco el contorno en cada frame, por lo tanto el punto medio se mueve un poc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fixed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7:39:39.967588038</meta:creation-date>
    <meta:editing-duration>PT22H25M38S</meta:editing-duration>
    <meta:editing-cycles>2</meta:editing-cycles>
    <meta:generator>LibreOffice/5.1.6.2$Linux_X86_64 LibreOffice_project/10m0$Build-2</meta:generator>
    <dc:date>2017-04-03T16:25:57.025351492</dc:date>
    <meta:document-statistic meta:table-count="0" meta:image-count="0" meta:object-count="0" meta:page-count="1" meta:paragraph-count="9" meta:word-count="79" meta:character-count="466" meta:non-whitespace-character-count="395"/>
  </office:meta>
</office:document-meta>
</file>